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StarSymbol" svg:font-family="StarSymbol"/>
    <style:font-face style:name="Tahoma2" svg:font-family="Tahoma"/>
    <style:font-face style:name="Courier New1"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2" svg:font-family="'Courier New'" style:font-family-generic="moder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style:tab-stops>
          <style:tab-stop style:position="16.51cm" style:type="center"/>
        </style:tab-stops>
      </style:paragraph-properties>
    </style:style>
    <style:style style:name="P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P3"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P4"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P5"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P6" style:family="paragraph" style:parent-style-name="footereven">
      <style:paragraph-properties fo:margin-top="0cm" fo:margin-bottom="0.494cm"/>
    </style:style>
    <style:style style:name="P7" style:family="paragraph" style:parent-style-name="headerodd">
      <style:paragraph-properties fo:margin-top="0cm" fo:margin-bottom="0.494cm"/>
    </style:style>
    <style:style style:name="P8" style:family="paragraph" style:parent-style-name="headerodd">
      <style:paragraph-properties fo:margin-top="0cm" fo:margin-bottom="0.494cm"/>
      <style:text-properties fo:language="zxx" fo:country="none" style:language-asian="zxx" style:country-asian="none"/>
    </style:style>
    <style:style style:name="P9" style:family="paragraph" style:parent-style-name="Header">
      <style:paragraph-properties fo:margin-top="0cm" fo:margin-bottom="0.494cm"/>
    </style:style>
    <style:style style:name="P10" style:family="paragraph" style:parent-style-name="arj-table-par">
      <style:paragraph-properties fo:margin-top="0cm" fo:margin-bottom="0.494cm" style:snap-to-layout-grid="false"/>
    </style:style>
    <style:style style:name="P11" style:family="paragraph" style:parent-style-name="arj-small-header">
      <style:paragraph-properties fo:margin-left="0cm" fo:margin-right="0.635cm" fo:text-indent="0cm" style:auto-text-indent="false"/>
    </style:style>
    <style:style style:name="P12" style:family="paragraph" style:parent-style-name="arj-code">
      <style:paragraph-properties fo:margin-left="0cm" fo:margin-right="0.635cm" fo:text-indent="0cm" style:auto-text-indent="false"/>
    </style:style>
    <style:style style:name="P13" style:family="paragraph" style:parent-style-name="Heading_20_1">
      <style:paragraph-properties fo:margin-left="0cm" fo:margin-right="0.635cm" fo:text-indent="0cm" style:auto-text-indent="false"/>
    </style:style>
    <style:style style:name="P14" style:family="paragraph" style:parent-style-name="Standard">
      <style:text-properties fo:language="en" fo:country="GB"/>
    </style:style>
    <style:style style:name="P15" style:family="paragraph" style:parent-style-name="arj-table-par">
      <style:paragraph-properties fo:margin-top="0cm" fo:margin-bottom="0cm" style:snap-to-layout-grid="false"/>
    </style:style>
    <style:style style:name="P16" style:family="paragraph" style:parent-style-name="arj-code">
      <style:paragraph-properties fo:margin-top="0cm" fo:margin-bottom="0cm"/>
    </style:style>
    <style:style style:name="P17" style:family="paragraph" style:parent-style-name="arj-table-par">
      <style:paragraph-properties fo:margin-top="0.494cm" fo:margin-bottom="0cm"/>
    </style:style>
    <style:style style:name="P18" style:family="paragraph" style:parent-style-name="arj-code">
      <style:paragraph-properties fo:margin-left="1.799cm" fo:margin-right="0.635cm" fo:margin-top="0.011cm" fo:margin-bottom="0.011cm" fo:text-indent="0cm" style:auto-text-indent="false"/>
    </style:style>
    <style:style style:name="P19" style:family="paragraph" style:parent-style-name="Standard" style:list-style-name="WW8Num13">
      <style:paragraph-properties fo:margin-left="0cm" fo:margin-right="0.635cm" fo:margin-top="0.494cm" fo:margin-bottom="0.494cm" fo:text-indent="0cm" style:auto-text-indent="false"/>
    </style:style>
    <style:style style:name="P20" style:family="paragraph" style:parent-style-name="Standard" style:list-style-name="WW8Num30">
      <style:paragraph-properties fo:margin-left="0cm" fo:margin-right="0.635cm" fo:margin-top="0.289cm" fo:margin-bottom="0cm" fo:text-indent="0cm" style:auto-text-indent="false"/>
    </style:style>
    <style:style style:name="P21" style:family="paragraph" style:parent-style-name="Standard" style:list-style-name="WW8Num30">
      <style:paragraph-properties fo:margin-left="0cm" fo:margin-right="0.635cm" fo:margin-top="0cm" fo:margin-bottom="0.494cm" fo:text-indent="0cm" style:auto-text-indent="false"/>
    </style:style>
    <style:style style:name="P22" style:family="paragraph" style:parent-style-name="Standard" style:list-style-name="WW8Num19">
      <style:paragraph-properties fo:margin-left="0cm" fo:margin-right="0.635cm" fo:margin-top="0cm" fo:margin-bottom="0.494cm" fo:text-indent="0cm" style:auto-text-indent="false"/>
    </style:style>
    <style:style style:name="P23" style:family="paragraph" style:parent-style-name="Standard" style:list-style-name="WW8Num19">
      <style:paragraph-properties fo:margin-left="0cm" fo:margin-right="0.635cm" fo:margin-top="0.494cm" fo:margin-bottom="0cm" fo:text-indent="0cm" style:auto-text-indent="false"/>
    </style:style>
    <style:style style:name="P24" style:family="paragraph" style:parent-style-name="Standard" style:list-style-name="WW8Num19">
      <style:paragraph-properties fo:margin-left="0cm" fo:margin-right="0.635cm" fo:margin-top="0cm" fo:margin-bottom="0cm" fo:text-indent="0cm" style:auto-text-indent="false"/>
    </style:style>
    <style:style style:name="P25" style:family="paragraph" style:parent-style-name="arj-paragraph" style:list-style-name="L2"/>
    <style:style style:name="P26" style:family="paragraph" style:parent-style-name="arj-chapternumber" style:list-style-name="L1">
      <style:paragraph-properties fo:margin-left="0cm" fo:margin-right="0.635cm" fo:text-indent="0cm" style:auto-text-indent="false"/>
    </style:style>
    <style:style style:name="P27" style:family="paragraph" style:parent-style-name="arj-chaptertitle">
      <style:paragraph-properties fo:margin-left="0cm" fo:margin-right="0cm" fo:text-indent="0cm" style:auto-text-indent="false"/>
    </style:style>
    <style:style style:name="P28" style:family="paragraph" style:parent-style-name="arj-chaptertitle">
      <style:paragraph-properties fo:margin-left="0cm" fo:margin-right="0.635cm" fo:text-indent="0cm" style:auto-text-indent="false"/>
    </style:style>
    <style:style style:name="P29" style:family="paragraph" style:parent-style-name="Contents_20_2">
      <style:paragraph-properties>
        <style:tab-stops>
          <style:tab-stop style:position="16.51cm" style:type="right" style:leader-style="dotted" style:leader-text="."/>
        </style:tab-stops>
      </style:paragraph-properties>
    </style:style>
    <style:style style:name="P30" style:family="paragraph" style:parent-style-name="Contents_20_3">
      <style:paragraph-properties>
        <style:tab-stops>
          <style:tab-stop style:position="16.51cm" style:type="right" style:leader-style="dotted" style:leader-text="."/>
        </style:tab-stops>
      </style:paragraph-properties>
    </style:style>
    <style:style style:name="P31" style:family="paragraph" style:parent-style-name="arj-title" style:master-page-name="First_20_Page">
      <style:paragraph-properties style:page-number="1"/>
    </style:style>
    <style:style style:name="P32" style:family="paragraph" style:parent-style-name="Heading_20_1" style:list-style-name="L1"/>
    <style:style style:name="P33" style:family="paragraph" style:parent-style-name="Contents_20_1">
      <style:paragraph-properties>
        <style:tab-stops>
          <style:tab-stop style:position="6.964cm" style:leader-style="dotted" style:leader-text="."/>
          <style:tab-stop style:position="16.859cm" style:type="right" style:leader-style="dotted" style:leader-text="."/>
        </style:tab-stops>
      </style:paragraph-properties>
    </style:style>
    <style:style style:name="P34" style:family="paragraph" style:parent-style-name="Heading_20_2" style:list-style-name="L1"/>
    <style:style style:name="P35" style:family="paragraph" style:parent-style-name="Heading_20_2" style:list-style-name="L1">
      <style:paragraph-properties fo:margin-left="0cm" fo:margin-right="0.635cm" fo:margin-top="0.423cm" fo:margin-bottom="0.494cm" fo:text-indent="0cm" style:auto-text-indent="false"/>
    </style:style>
    <style:style style:name="P36" style:family="paragraph" style:parent-style-name="Heading_20_2">
      <style:paragraph-properties fo:margin-top="0.423cm" fo:margin-bottom="0.494cm"/>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font-name="Courier New" fo:font-size="10pt" style:font-size-asian="10pt" style:font-name-complex="Courier New" style:font-size-complex="10pt"/>
    </style:style>
    <style:style style:name="T5" style:family="text">
      <style:text-properties fo:language="fr" fo:country="FR" style:language-asian="zxx" style:country-asian="none"/>
    </style:style>
    <style:style style:name="T6" style:family="text">
      <style:text-properties fo:font-style="italic" style:font-style-asian="italic" style:font-style-complex="italic"/>
    </style:style>
    <style:style style:name="T7" style:family="text">
      <style:text-properties style:font-name-complex="Courier New1"/>
    </style:style>
    <style:style style:name="T8" style:family="text">
      <style:text-properties style:font-name="Courier New1" fo:font-size="10pt" style:font-size-asian="10pt" style:font-name-complex="Courier New1"/>
    </style:style>
    <style:style style:name="T9" style:family="text">
      <style:text-properties fo:color="#000000" fo:language="zxx" fo:country="none" style:language-asian="zxx" style:country-asian="none"/>
    </style:style>
    <style:style style:name="T10" style:family="text">
      <style:text-properties fo:color="#000000" style:font-name="Courier New1" fo:font-size="9pt" fo:language="zxx" fo:country="none" style:font-size-asian="9pt" style:language-asian="zxx" style:country-asian="none"/>
    </style:style>
    <style:style style:name="T11" style:family="text"/>
    <style:style style:name="T12" style:family="text">
      <style:text-properties style:use-window-font-color="true" style:text-outline="false" style:text-line-through-style="none" style:text-position="0% 100%" style:font-name="Andale Sans UI" fo:font-size="10pt" fo:letter-spacing="normal" fo:language="en" fo:country="GB"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Sect1" style:family="section">
      <style:section-properties text:dont-balance-text-columns="true"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writing-mode="lr-tb" fo:margin-left="0.039cm" fo:margin-right="-0.676cm" style:editable="false">
        <style:columns fo:column-count="1" fo:column-gap="0cm"/>
      </style:section-properties>
    </style:style>
    <style:style style:name="Sect4" style:family="section">
      <style:section-properties text:dont-balance-text-columns="true" style:writing-mode="lr-tb" fo:margin-left="0.092cm" fo:margin-right="0.011cm" style:editable="false">
        <style:columns fo:column-count="1" fo:column-gap="0cm"/>
      </style:section-properties>
    </style:style>
    <style:style style:name="Sect5" style:family="section">
      <style:section-properties style:editable="false">
        <style:columns fo:column-count="1" fo:column-gap="0cm"/>
      </style:section-properties>
    </style:style>
    <text:list-style style:name="L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10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Failure Recovery for TxCore and TXOJ</text:text-input><text:bookmark-end text:name="docname"/></text:p>
      <text:p text:style-name="arj-docid"><text:reference-mark-start text:name="did"/><text:text-input text:description="">TX-EFRG</text:text-input><text:reference-mark-end text:name="did"/>-<text:date style:data-style-name="N30" text:date-value="2010-05-26T10:16:48.99">5/26/10</text:date></text:p>
      <text:p text:style-name="arj-subtitle"/>
      <text:p text:style-name="arj-subtitle"/>
      <text:p text:style-name="arj-subtitle"/>
      <text:p text:style-name="arj-subtitle"/>
      <text:p text:style-name="arj-subtitle"/>
      <text:p text:style-name="P14"/>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10-05-26T10:16:48.99">2010</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5" text:name="Table of Contents1_Head">
              <text:p text:style-name="Contents_20_Heading">Table of Contents</text:p>
            </text:index-title>
            <text:p text:style-name="P33"><text:s text:c="2"/><text:line-break/>About This Guide<text:tab/>4</text:p>
            <text:p text:style-name="P29">What This Guide Contains<text:tab/>4</text:p>
            <text:p text:style-name="P29">Audience<text:tab/>4</text:p>
            <text:p text:style-name="P29">Prerequisites<text:tab/>4</text:p>
            <text:p text:style-name="P29">Documentation Conventions<text:tab/>4</text:p>
            <text:p text:style-name="P29">Contacting Us<text:tab/>5</text:p>
            <text:p text:style-name="P33"><text:s text:c="4"/>Further Failure Recovery<text:tab/>6</text:p>
            <text:p text:style-name="P29">Introduction<text:tab/>6</text:p>
            <text:p text:style-name="P30">Embedding the Recovery Manager<text:tab/>6</text:p>
            <text:p text:style-name="P30">Additional Recovery Module Classes<text:tab/>6</text:p>
            <text:p text:style-name="P29">Understanding Recovery Modules<text:tab/>7</text:p>
            <text:p text:style-name="P30">The Recovery Manager<text:tab/>7</text:p>
            <text:p text:style-name="P30">Configuring the Recovery Manager<text:tab/>7</text:p>
            <text:p text:style-name="P30">Periodic Recovery<text:tab/>8</text:p>
            <text:p text:style-name="P30">Expired entry removal<text:tab/>9</text:p>
            <text:p text:style-name="P29">Writing a Recovery Module<text:tab/>11</text:p>
            <text:p text:style-name="P30">A basic scenario<text:tab/>11</text:p>
            <text:p text:style-name="P30">Another scenario<text:tab/>14</text:p>
          </text:index-body>
        </text:table-of-content>
      </text:section>
      <text:p text:style-name="arj-chapter-nonumber"/>
      <text:h text:style-name="P27" text:outline-level="1" text:is-list-header="true"><text:line-break/>About This Guide</text:h>
      <text:p text:style-name="Heading_20_1">What This Guide Contains</text:p>
      <text:p text:style-name="body_20_text_20_first_20_paragraph">The <text:bookmark-ref text:reference-format="text" text:ref-name="docname">Failure Recovery for TxCore and TXOJ</text:bookmark-ref> contains information on how to use <text:bookmark-ref text:reference-format="text" text:ref-name="prodname">JBoss Transactions 4.10.0</text:bookmark-ref> failure recovery system when not embedding it within an application server or using TXOJ.</text:p>
      <text:p text:style-name="Heading_20_1">Audience</text:p>
      <text:p text:style-name="body_20_text_20_first_20_paragraph">This guide is most relevant to engineers who are responsible for administering <text:bookmark-ref text:reference-format="text" text:ref-name="prodname">JBoss Transactions 4.10.0</text:bookmark-ref> installations.</text:p>
      <text:p text:style-name="Heading_20_1">Prerequisites</text:p>
      <text:p text:style-name="body_20_text_20_first_20_paragraph"><text:span text:style-name="T1">You should have installed </text:span><text:span text:style-name="T1"><text:bookmark-ref text:reference-format="text" text:ref-name="prodname">JBoss Transactions 4.10.0</text:bookmark-ref></text:span><text:span text:style-name="T1">. The reader should be familiar with the main Failure Recovery Guide.</text:span></text:p>
      <text:p text:style-name="Heading_20_1">Documentation Conventions</text:p>
      <text:p text:style-name="body_20_text_20_first_20_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7"><text:soft-page-break/><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Contacting Us</text:p>
      <text:p text:style-name="body_20_text_20_first_20_paragraph">Questions or comments about <text:bookmark-ref text:reference-format="text" text:ref-name="prodname">JBoss Transactions 4.10.0</text:bookmark-ref><text:span text:style-name="T2"> </text:span>should be directed to our support team.</text:p>
      <text:section text:style-name="Sect3" text:name="Section2">
        <text:list xml:id="list271472180" text:style-name="L1">
          <text:list-item>
            <text:p text:style-name="P26"><office:annotation><dc:creator>Unknown Author</dc:creator><dc:date>2010-05-25T21:08:48</dc:date><text:p><text:span text:style-name="T12">Work in progress. Don't bother reading.</text:span></text:p></office:annotation></text:p>
          </text:list-item>
        </text:list>
        <text:h text:style-name="P28" text:outline-level="1" text:is-list-header="true"><text:tab/><text:tab/>Further Failure Recovery</text:h>
        <text:p text:style-name="P13">Introduction</text:p>
      </text:section>
      <text:section text:style-name="Sect4" text:name="Section4">
        <text:p text:style-name="arj-paragraph">In this chapter we shall cover information on failure recovery that is specific to TxCore, TXOJ or using JBossTS outside the scope of a supported application server.</text:p>
        <text:list xml:id="list1421835655" text:continue-list="list271472180" text:style-name="L1">
          <text:list-item text:start-value="1">
            <text:list>
              <text:list-item text:start-value="1">
                <text:p text:style-name="P34">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4">manager</text:span> method on <text:span text:style-name="T4">com.arjuna.ats.arjuna.recovery.RecoveryManager</text:span>. A RecoveryManager can be created in one of two modes, selected via the parameter to the <text:span text:style-name="T4">manager</text:span> method:</text:p>
        <text:list xml:id="list1924141415" text:style-name="L2">
          <text:list-item>
            <text:p text:style-name="P25">INDIRECT_MANAGEMENT: the manager runs periodically but can also be instructed to run when desired via the <text:span text:style-name="T4">scan</text:span> operation or through the RecoveryDriver class to be described below.</text:p>
          </text:list-item>
          <text:list-item>
            <text:p text:style-name="P25">DIRECT_MANAGEMENT: the manager does not run periodically and must be driven directly via the <text:span text:style-name="T4">scan</text:span> operation or RecoveryDriver.</text:p>
          </text:list-item>
        </text:list>
        <text:list xml:id="list98246761" text:style-name="WW8Num24">
          <text:list-item>
            <text:p text:style-name="arj-caution">By default, the recovery manager listens on the first available port on a given machine. If you wish to control the port number that it uses, you can specify this using the com.arjuna.ats.arjuna.recovery.recoveryPort attribute.</text:p>
          </text:list-item>
        </text:list>
        <text:list xml:id="list2054188399" text:continue-list="list1421835655" text:style-name="L1">
          <text:list-item>
            <text:list>
              <text:list-item>
                <text:p text:style-name="P35">Additional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over and above the ones covered elsewhere (that all implements the RecoveryModule interface) are:</text:p>
        <text:list xml:id="list1921090918" text:style-name="WW8Num13">
          <text:list-item text:start-value="1">
            <text:p text:style-name="P19"><text:span text:style-name="T3">com.arjuna.ats.internal.txoj.recovery.TORecoveryModule</text:span> </text:p>
            <text:p text:style-name="P19">Recovers Transactional Objects for Java.</text:p>
          </text:list-item>
        </text:list>
        <text:p text:style-name="Heading_20_1"><text:soft-page-break/>Understanding Recovery Modules</text:p>
        <text:p text:style-name="arj-paragraph">The failure recovery subsystem of <text:span text:style-name="T6">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090129946" text:style-name="WW8Num24">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p text:style-name="P36">The Recovery Manager</text:p>
        <text:p text:style-name="arj-paragraph"><text:alphabetical-index-mark text:string-value="setup" text:key1="Crash recovery"/>The failure recovery subsystem of <text:span text:style-name="T6">JBossTS</text:span> requires that the stand-alone Recovery Manager process be running for each ObjectStore (typically one for each node on the network that is running <text:span text:style-name="T6">JBossTS</text:span> applications). The <text:span text:style-name="T7">RecoveryManager</text:span> file is located in the package <text:span text:style-name="T7">com.arjuna.ats.arjuna.recovery.RecoveryManager</text:span>. To start the Recovery Manager issue the following command:</text:p>
        <text:p text:style-name="arj-code">java com.arjuna.ats.arjuna.recovery.RecoveryManager</text:p>
        <text:p text:style-name="arj-paragraph">If the <text:span text:style-name="T8">-test</text:span> flag is used with the Recovery Manager then it will display a “Ready” message when initialised, i.e.,</text:p>
        <text:p text:style-name="arj-code">java com.arjuna.ats.arjuna.recovery.RecoveryManager -test</text:p>
        <text:p text:style-name="P36">Configuring the Recovery Manager</text:p>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36"><text:soft-page-break/>Periodic Recovery</text:p>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798297477" text:style-name="WW8Num16">
          <text:list-item>
            <text:p text:style-name="arj-note">In previous versions of JBossTS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8">com.arjuna.ats.arjuna.recovery.RecoveryModule</text:span> interface) are supplied with <text:span text:style-name="T6">JBossTS</text:span>, supporting various aspects of transaction recovery including JDBC recovery. It is <text:soft-page-break/>possible for advanced users to create their own recovery modules and register them with the Recovery Manager. The recovery modules are registered with <text:span text:style-name="T9">the</text:span><text:span text:style-name="T10"> RecoveryManager </text:span><text:span text:style-name="T9">using RecoveryEnvironmentBean.r</text:span>ecoveryExtensions.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lt;/entry&gt;</text:p>
        <text:p text:style-name="P36">Expired entry removal</text:p>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a property RecoveryEnvironmentBean.expiryScanners. The RecoveryManager calls the scan() method on each loaded Expiry Scanner implementation at an interval determined by the property RecoveryEnvironmentBean.expiryScanInterval”. This value is given in <text:span text:style-name="T6">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6">JBossTS</text:span>-using process.</text:p>
        <text:p text:style-name="arj-paragraph">The Expiry Scanner properties for these are:</text:p>
        <text:p text:style-name="arj-code">&lt;entry key="RecoveryEnvironmentBean.expiryScanners"&gt;</text:p>
        <text:p text:style-name="arj-code"><text:s text:c="4"/>com.arjuna.ats.internal.arjuna.recovery.ExpiredTransactionStatusManagerScanner</text:p>
        <text:p text:style-name="arj-code">&lt;/entry&gt;</text:p>
        <text:p text:style-name="arj-paragraph">To illustrate the behavior of a recovery module, the following pseudo code describes the basic algorithm used for Atomic Action transactions and Transactional Objects for java.</text:p>
        <text:p text:style-name="P11">AtomicAction pseudo code</text:p>
        <text:p text:style-name="arj-paragraph">First Pass:</text:p>
        <text:p text:style-name="P18"><text:soft-page-break/>&lt; create a transaction vector for transaction Uids. &gt;</text:p>
        <text:p text:style-name="P18">&lt; read in all transactions for a transaction type AtomicAction. &gt;</text:p>
        <text:p text:style-name="P18">while &lt; there are transactions in the vector of transactions. &gt;</text:p>
        <text:p text:style-name="P18">do</text:p>
        <text:p text:style-name="P18"><text:s/>&lt; add the transaction to the vector of transactions. &gt;</text:p>
        <text:p text:style-name="P18">end while.</text:p>
        <text:p text:style-name="P18">Second Pass:</text:p>
        <text:p text:style-name="P18">while &lt; there are transactions in the transaction vector &gt;</text:p>
        <text:p text:style-name="P18">do</text:p>
        <text:p text:style-name="P18"><text:s/>if &lt; the intention list for the transaction still exists &gt;</text:p>
        <text:p text:style-name="P18"><text:s/>then</text:p>
        <text:p text:style-name="P18"><text:s/>&lt; create new transaction cached item &gt;</text:p>
        <text:p text:style-name="P18"><text:s/>&lt; obtain the status of the transaction &gt;</text:p>
        <text:p text:style-name="P18"><text:s/></text:p>
        <text:p text:style-name="P18"><text:s/>if &lt; the transaction is not in progress &gt;</text:p>
        <text:p text:style-name="P18"><text:s/>then</text:p>
        <text:p text:style-name="P18"><text:s/>&lt; replay phase two of the commit protocol &gt;</text:p>
        <text:p text:style-name="P18"><text:s/>endif.</text:p>
        <text:p text:style-name="P18"><text:s/>endif.</text:p>
        <text:p text:style-name="P18">end while.</text:p>
        <text:p text:style-name="P11">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 text:c="9"/>endif.</text:p>
        <text:p text:style-name="arj-code"><text:s text:c="6"/>endif.</text:p>
        <text:p text:style-name="arj-code"><text:s text:c="3"/>endif.</text:p>
        <text:p text:style-name="arj-code">end while.</text:p>
        <text:list xml:id="list2110187804" text:continue-list="list2054188399" text:style-name="L1">
          <text:list-item text:start-value="1">
            <text:list>
              <text:list-item text:start-value="1">
                <text:p text:style-name="P32"><text:soft-page-break/>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546866606" text:continue-numbering="true" text:style-name="L1">
          <text:list-item>
            <text:list>
              <text:list-item>
                <text:p text:style-name="P34">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738464339" text:style-name="WW8Num30">
          <text:list-item>
            <text:p text:style-name="P20">to decide to commit or abort the transaction,</text:p>
          </text:list-item>
          <text:list-item>
            <text:p text:style-name="P21">to decide generating a crash during the commitment process. </text:p>
          </text:list-item>
        </text:list>
        <text:p text:style-name="arj-paragraph">The code of the main class that control the application is given below</text:p>
        <text:p text:style-name="P16">package com.arjuna.demo.recoverymodule;</text:p>
        <text:p text:style-name="P16"/>
        <text:p text:style-name="P16">import com.arjuna.ats.arjuna.AtomicAction;</text:p>
        <text:p text:style-name="P16">import com.arjuna.ats.arjuna.coordinator.*;</text:p>
        <text:p text:style-name="P16"/>
        <text:p text:style-name="P16">public class TestRecoveryModule</text:p>
        <text:p text:style-name="P16">{</text:p>
        <text:p text:style-name="P16"><text:s/>public static void main(String args[])</text:p>
        <text:p text:style-name="P16"><text:s/>{</text:p>
        <text:p text:style-name="P16"><text:tab/> try </text:p>
        <text:p text:style-name="P16"><text:s/>{</text:p>
        <text:p text:style-name="P16"><text:tab/> AtomicAction tx = new AtomicAction();</text:p>
        <text:p text:style-name="P16"><text:tab/> tx.begin(); // Top level begin</text:p>
        <text:p text:style-name="P16"><text:tab/> </text:p>
        <text:p text:style-name="P16"><text:tab/> // enlist the participant </text:p>
        <text:p text:style-name="P16"><text:tab/> tx.add(SimpleRecord.create());</text:p>
        <text:p text:style-name="P16"><text:tab/> </text:p>
        <text:p text:style-name="P16"><text:tab/> System.out.println("About to complete the transaction ");</text:p>
        <text:p text:style-name="P16"><text:tab/> for (int i = 0; i &lt; args.length; i++)</text:p>
        <text:p text:style-name="P16"><text:tab/> {</text:p>
        <text:p text:style-name="P16"><text:tab/><text:tab/> if ((args[i].compareTo("-commit") == 0))</text:p>
        <text:p text:style-name="P16"><text:tab/><text:tab/> _commit = true;</text:p>
        <text:p text:style-name="P16"><text:tab/><text:tab/> if ((args[i].compareTo("-rollback") == 0))</text:p>
        <text:p text:style-name="P16"><text:tab/><text:tab/> _commit = false;</text:p>
        <text:p text:style-name="P16"><text:tab/><text:tab/> if ((args[i].compareTo("-crash") == 0))</text:p>
        <text:p text:style-name="P16"><text:tab/><text:tab/> _crash = true;</text:p>
        <text:p text:style-name="P16"><text:tab/> }</text:p>
        <text:p text:style-name="P16"><text:tab/> if (_commit)</text:p>
        <text:p text:style-name="P16"><text:tab/><text:tab/> tx.commit(); // Top level commit</text:p>
        <text:p text:style-name="P16"><text:tab/> else </text:p>
        <text:p text:style-name="P16"><text:tab/><text:tab/> tx.abort(); // Top level rollback</text:p>
        <text:p text:style-name="P16"><text:tab/> } catch(Exception e) {</text:p>
        <text:p text:style-name="P16"><text:soft-page-break/><text:tab/> e.printStackTrace();</text:p>
        <text:p text:style-name="P16"><text:tab/> }</text:p>
        <text:p text:style-name="P16"><text:s/>}</text:p>
        <text:p text:style-name="P16"><text:s/>protected static boolean _commit = true;</text:p>
        <text:p text:style-name="P16"><text:s/>protected static boolean _crash = false;</text:p>
        <text:p text:style-name="P16">}</text:p>
        <text:p text:style-name="arj-paragraph">The registered participant has the following behavior: </text:p>
        <text:list xml:id="list1639621012" text:style-name="WW8Num19">
          <text:list-item>
            <text:p text:style-name="P23">During the prepare phase, it writes a simple message - “I’m prepared”- on the disk such The message is written in a well known file</text:p>
          </text:list-item>
          <text:list-item>
            <text:p text:style-name="P24">During the commit phase, it writes another message - “I’m committed”- in the same file used during prepare</text:p>
          </text:list-item>
          <text:list-item>
            <text:p text:style-name="P24">If it receives an abort message, it removes from the disk the file used for prepare if any.</text:p>
          </text:list-item>
          <text:list-item>
            <text:p text:style-name="P22">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269912865" text:continue-list="list98246761" text:style-name="WW8Num24">
          <text:list-item text:start-value="1">
            <text:p text:style-name="arj-caution">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soft-page-break/><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5">}</text:span></text:p>
        <text:p text:style-name="arj-code"><text:tab/> catch (java.io.IOException ex) {...}</text:p>
        <text:p text:style-name="arj-code"><text:span text:style-name="T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5">}</text:span></text:p>
        <text:p text:style-name="arj-code"><text:tab/> catch (java.io.IOException ex) {...}</text:p>
        <text:p text:style-name="arj-code"><text:span text:style-name="T5"><text:tab/> </text:span>return TwoPhaseOutcome.PREPARE_OK ;</text:p>
        <text:p text:style-name="arj-code"><text:s/>}</text:p>
        <text:p text:style-name="arj-code"><text:s/>…</text:p>
        <text:p text:style-name="arj-code">}</text:p>
        <text:p text:style-name="arj-paragraph">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oft-page-break/><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2"/>
        <text:p text:style-name="arj-paragraph">The recovery module should now be deployed in order to be called by the Recovery Manager. To do so, we just need to add an entry in the the config file for the extension: </text:p>
        <text:p text:style-name="arj-code"><text:bookmark-start text:name="DDE_LINK4"/><text:s/>&lt;entry key="RecoveryEnvironmentBean.recoveryExtenstions"&gt;</text:p>
        <text:p text:style-name="arj-code"><text:tab/>com.arjuna.demo.recoverymodule.SimpleRecoveryModule&lt;/entry&gt;<text:bookmark-end text:name="DDE_LINK4"/></text:p>
        <text:p text:style-name="arj-paragraph">Once started, the Recovery Manager will automatically load the listed Recovery modules.</text:p>
        <text:list xml:id="list1252934574" text:continue-numbering="true" text:style-name="WW8Num24">
          <text:list-item>
            <text:p text:style-name="arj-caution">The source of the code can be retrieved under the trailmap directory of the JBossTS installation. </text:p>
          </text:list-item>
        </text:list>
        <text:list xml:id="list159617719" text:continue-list="list546866606" text:style-name="L1">
          <text:list-item text:start-value="1">
            <text:list>
              <text:list-item text:start-value="1">
                <text:p text:style-name="P34">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text:soft-page-break/>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StarSymbol" svg:font-family="StarSymbol"/>
    <style:font-face style:name="Tahoma2" svg:font-family="Tahoma"/>
    <style:font-face style:name="Courier New1"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2" svg:font-family="'Courier New'" style:font-family-generic="moder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cm" fo:margin-right="0cm" fo:margin-top="0.423cm" fo:margin-bottom="0.106cm" fo:text-align="start" style:justify-single-word="false" fo:text-indent="0cm"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next-style-name="headerodd" style:class="extra" style:master-page-name="">
      <style:paragraph-properties fo:margin-left="0cm" fo:margin-right="0cm" fo:text-indent="0cm" style:auto-text-indent="false" style:page-number="auto" fo:padding="0cm" fo:border-left="none" fo:border-right="none" fo:border-top="none" fo:border-bottom="0.002cm solid #000000" style:shadow="none" text:number-lines="false" text:line-number="0">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class="extra">
      <style:paragraph-properties fo:text-align="start" style:justify-single-word="false">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6">
      <style:paragraph-properties fo:margin-left="1.9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22cm" fo:margin-bottom="0.891cm" fo:text-align="end" style:justify-single-word="false">
        <style:tab-stops>
          <style:tab-stop style:position="4.717cm" style:type="right"/>
          <style:tab-stop style:position="5.034cm"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list-style-name=""/>
    <style:style style:name="arj-code" style:family="paragraph" style:parent-style-name="Standard" style:next-style-name="Standard" style:master-page-name="">
      <style:paragraph-properties fo:margin-left="1.9cm" fo:margin-right="0cm" fo:margin-top="0cm" fo:margin-bottom="0cm" fo:text-align="start" style:justify-single-word="false" fo:text-indent="0cm" style:auto-text-indent="false" style:page-number="auto">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109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fo:text-align="start" style:justify-single-word="false">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cm" fo:margin-right="0cm" fo:text-align="end" style:justify-single-word="false" fo:text-indent="0cm" style:auto-text-indent="false" fo:padding-left="0cm" fo:padding-right="0cm" fo:padding-top="0cm" fo:padding-bottom="0.071cm" fo:border-left="none" fo:border-right="none" fo:border-top="none" fo:border-bottom="0.018cm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cm" fo:margin-right="0cm" fo:text-indent="0cm" style:auto-text-indent="false"/>
    </style:style>
    <style:style style:name="bullet_20__28_numbered_29_" style:display-name="bullet (numbered)" style:family="paragraph" style:parent-style-name="bullet" style:list-style-name="WW8Num23">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list-style-nam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cm" fo:margin-right="0cm" fo:margin-top="0.254cm" fo:margin-bottom="0cm" fo:orphans="0" fo:widows="0"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cm" fo:margin-bottom="0.494cm" fo:padding-left="0cm" fo:padding-right="0cm" fo:padding-top="0cm" fo:padding-bottom="0.071cm" fo:border-left="none" fo:border-right="none" fo:border-top="none" fo:border-bottom="0.018cm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51cm" text:min-label-width="0.6cm"/>
        <style:text-properties style:font-name="Symbol"/>
      </text:list-level-style-bullet>
      <text:list-level-style-bullet text:level="2" text:style-name="WW8Num11z1" style:num-suffix="." text:bullet-char="">
        <style:list-level-properties text:space-before="2.951cm" text:min-label-width="0.6cm"/>
        <style:text-properties style:font-name="Wingdings"/>
      </text:list-level-style-bullet>
      <text:list-level-style-bullet text:level="3" text:style-name="WW8Num11z1" style:num-suffix="." text:bullet-char="">
        <style:list-level-properties text:space-before="3.951cm" text:min-label-width="0.6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3" style:num-suffix="." text:bullet-char="">
        <style:list-level-properties text:space-before="6.35cm" text:min-label-width="0.635cm"/>
        <style:text-properties style:font-name="Symbol"/>
      </text:list-level-style-bullet>
      <text:list-level-style-bullet text:level="6" text:style-name="WW8Num11z5" style:num-suffix="." text:bullet-char="">
        <style:list-level-properties text:space-before="6.985cm" text:min-label-width="0.635cm"/>
        <style:text-properties style:font-name="Wingdings"/>
      </text:list-level-style-bullet>
      <text:list-level-style-bullet text:level="7" text:style-name="WW8Num11z5" style:num-suffix="." text:bullet-char="">
        <style:list-level-properties text:space-before="7.62cm" text:min-label-width="0.635cm"/>
        <style:text-properties style:font-name="Wingdings"/>
      </text:list-level-style-bullet>
      <text:list-level-style-bullet text:level="8" text:style-name="WW8Num11z3" style:num-suffix="." text:bullet-char="">
        <style:list-level-properties text:space-before="8.255cm" text:min-label-width="0.635cm"/>
        <style:text-properties style:font-name="Symbol"/>
      </text:list-level-style-bullet>
      <text:list-level-style-bullet text:level="9" text:style-name="WW8Num11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2"/>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2"/>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2"/>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951cm" text:min-label-width="0.6cm"/>
        <style:text-properties style:font-name="Symbol"/>
      </text:list-level-style-bullet>
      <text:list-level-style-bullet text:level="2" text:style-name="WW8Num13z1" style:num-suffix="." text:bullet-char="">
        <style:list-level-properties text:space-before="2.951cm" text:min-label-width="0.6cm"/>
        <style:text-properties style:font-name="Wingdings"/>
      </text:list-level-style-bullet>
      <text:list-level-style-bullet text:level="3" text:style-name="WW8Num13z1" style:num-suffix="." text:bullet-char="">
        <style:list-level-properties text:space-before="3.951cm" text:min-label-width="0.6cm"/>
        <style:text-properties style:font-name="Wingdings"/>
      </text:list-level-style-bullet>
      <text:list-level-style-bullet text:level="4" text:style-name="WW8Num13z3" style:num-suffix="." text:bullet-char="">
        <style:list-level-properties text:space-before="5.715cm" text:min-label-width="0.635cm"/>
        <style:text-properties style:font-name="Symbol"/>
      </text:list-level-style-bullet>
      <text:list-level-style-bullet text:level="5" text:style-name="WW8Num13z3" style:num-suffix="." text:bullet-char="">
        <style:list-level-properties text:space-before="6.35cm" text:min-label-width="0.635cm"/>
        <style:text-properties style:font-name="Symbol"/>
      </text:list-level-style-bullet>
      <text:list-level-style-bullet text:level="6" text:style-name="WW8Num13z5" style:num-suffix="." text:bullet-char="">
        <style:list-level-properties text:space-before="6.985cm" text:min-label-width="0.635cm"/>
        <style:text-properties style:font-name="Wingdings"/>
      </text:list-level-style-bullet>
      <text:list-level-style-bullet text:level="7" text:style-name="WW8Num13z5" style:num-suffix="." text:bullet-char="">
        <style:list-level-properties text:space-before="7.62cm" text:min-label-width="0.635cm"/>
        <style:text-properties style:font-name="Wingdings"/>
      </text:list-level-style-bullet>
      <text:list-level-style-bullet text:level="8" text:style-name="WW8Num13z3" style:num-suffix="." text:bullet-char="">
        <style:list-level-properties text:space-before="8.255cm" text:min-label-width="0.635cm"/>
        <style:text-properties style:font-name="Symbol"/>
      </text:list-level-style-bullet>
      <text:list-level-style-bullet text:level="9" text:style-name="WW8Num1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951cm" text:min-label-width="0.635cm"/>
      </text:list-level-style-number>
      <text:list-level-style-number text:level="2" style:num-suffix="." style:num-format="a" style:num-letter-sync="true">
        <style:list-level-properties text:space-before="3.221cm" text:min-label-width="0.635cm"/>
      </text:list-level-style-number>
      <text:list-level-style-number text:level="3" style:num-suffix="." style:num-format="i">
        <style:list-level-properties text:min-label-width="5.126cm" text:min-label-distance="0.318cm" fo:text-align="end"/>
      </text:list-level-style-number>
      <text:list-level-style-number text:level="4" style:num-suffix="." style:num-format="1">
        <style:list-level-properties text:space-before="5.761cm" text:min-label-width="0.635cm"/>
      </text:list-level-style-number>
      <text:list-level-style-number text:level="5" style:num-suffix="." style:num-format="a" style:num-letter-sync="true">
        <style:list-level-properties text:space-before="7.031cm" text:min-label-width="0.635cm"/>
      </text:list-level-style-number>
      <text:list-level-style-number text:level="6" style:num-suffix="." style:num-format="i">
        <style:list-level-properties text:min-label-width="8.936cm" text:min-label-distance="0.318cm" fo:text-align="end"/>
      </text:list-level-style-number>
      <text:list-level-style-number text:level="7" style:num-suffix="." style:num-format="1">
        <style:list-level-properties text:space-before="9.571cm" text:min-label-width="0.635cm"/>
      </text:list-level-style-number>
      <text:list-level-style-number text:level="8" style:num-suffix="." style:num-format="a" style:num-letter-sync="true">
        <style:list-level-properties text:space-before="10.841cm" text:min-label-width="0.635cm"/>
      </text:list-level-style-number>
      <text:list-level-style-number text:level="9" style:num-suffix="." style:num-format="i">
        <style:list-level-properties text:min-label-width="12.746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Note: " style:num-format="">
        <style:list-level-properties text:space-before="0.011cm" text:min-label-width="0.635cm"/>
      </text:list-level-style-number>
      <text:list-level-style-bullet text:level="2" text:style-name="WW8Num16z1" style:num-suffix="." text:bullet-char="">
        <style:list-level-properties text:space-before="1.905cm" text:min-label-width="0.635cm"/>
        <style:text-properties style:font-name="Symbol"/>
      </text:list-level-style-bullet>
      <text:list-level-style-bullet text:level="3" text:style-name="WW8Num16z2" style:num-suffix="." text:bullet-char="">
        <style:list-level-properties text:space-before="2.101cm" text:min-label-width="0.799cm"/>
        <style:text-properties style:font-name="Wingdings"/>
      </text:list-level-style-bullet>
      <text:list-level-style-bullet text:level="4" text:style-name="WW8Num16z1" style:num-suffix="." text:bullet-char="">
        <style:list-level-properties text:space-before="4.445cm" text:min-label-width="0.635cm"/>
        <style:text-properties style:font-name="Symbol"/>
      </text:list-level-style-bullet>
      <text:list-level-style-number text:level="5" style:num-prefix="()" style:num-format="i">
        <style:list-level-properties text:space-before="5.715cm" text:min-label-width="1.27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51cm" text:min-label-width="0.6cm"/>
        <style:text-properties style:font-name="Symbol"/>
      </text:list-level-style-bullet>
      <text:list-level-style-bullet text:level="2" text:style-name="WW8Num17z1" style:num-suffix="." text:bullet-char="">
        <style:list-level-properties text:space-before="2.951cm" text:min-label-width="0.6cm"/>
        <style:text-properties style:font-name="Wingdings"/>
      </text:list-level-style-bullet>
      <text:list-level-style-bullet text:level="3" text:style-name="WW8Num17z1" style:num-suffix="." text:bullet-char="">
        <style:list-level-properties text:space-before="3.951cm" text:min-label-width="0.6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3" style:num-suffix="." text:bullet-char="">
        <style:list-level-properties text:space-before="6.35cm" text:min-label-width="0.635cm"/>
        <style:text-properties style:font-name="Symbol"/>
      </text:list-level-style-bullet>
      <text:list-level-style-bullet text:level="6" text:style-name="WW8Num17z5" style:num-suffix="." text:bullet-char="">
        <style:list-level-properties text:space-before="6.985cm" text:min-label-width="0.635cm"/>
        <style:text-properties style:font-name="Wingdings"/>
      </text:list-level-style-bullet>
      <text:list-level-style-bullet text:level="7" text:style-name="WW8Num17z5" style:num-suffix="." text:bullet-char="">
        <style:list-level-properties text:space-before="7.62cm" text:min-label-width="0.635cm"/>
        <style:text-properties style:font-name="Wingdings"/>
      </text:list-level-style-bullet>
      <text:list-level-style-bullet text:level="8" text:style-name="WW8Num17z3" style:num-suffix="." text:bullet-char="">
        <style:list-level-properties text:space-before="8.255cm" text:min-label-width="0.635cm"/>
        <style:text-properties style:font-name="Symbol"/>
      </text:list-level-style-bullet>
      <text:list-level-style-bullet text:level="9" text:style-name="WW8Num1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2.501cm" text:min-label-width="0.3cm"/>
        <style:text-properties style:font-name="Wingdings"/>
      </text:list-level-style-bullet>
      <text:list-level-style-bullet text:level="2" text:style-name="WW8Num19z1" style:num-suffix="." text:bullet-char="o">
        <style:list-level-properties text:space-before="1.944cm" text:min-label-width="0.635cm"/>
        <style:text-properties style:font-name="Courier New2"/>
      </text:list-level-style-bullet>
      <text:list-level-style-bullet text:level="3" text:style-name="WW8Num19z2" style:num-suffix="." text:bullet-char="">
        <style:list-level-properties text:space-before="3.214cm" text:min-label-width="0.635cm"/>
        <style:text-properties style:font-name="Wingdings"/>
      </text:list-level-style-bullet>
      <text:list-level-style-bullet text:level="4" text:style-name="WW8Num19z3" style:num-suffix="." text:bullet-char="">
        <style:list-level-properties text:space-before="4.484cm" text:min-label-width="0.635cm"/>
        <style:text-properties style:font-name="Symbol"/>
      </text:list-level-style-bullet>
      <text:list-level-style-bullet text:level="5" text:style-name="WW8Num19z1" style:num-suffix="." text:bullet-char="o">
        <style:list-level-properties text:space-before="5.754cm" text:min-label-width="0.635cm"/>
        <style:text-properties style:font-name="Courier New2"/>
      </text:list-level-style-bullet>
      <text:list-level-style-bullet text:level="6" text:style-name="WW8Num19z2" style:num-suffix="." text:bullet-char="">
        <style:list-level-properties text:space-before="7.024cm" text:min-label-width="0.635cm"/>
        <style:text-properties style:font-name="Wingdings"/>
      </text:list-level-style-bullet>
      <text:list-level-style-bullet text:level="7" text:style-name="WW8Num19z3" style:num-suffix="." text:bullet-char="">
        <style:list-level-properties text:space-before="8.294cm" text:min-label-width="0.635cm"/>
        <style:text-properties style:font-name="Symbol"/>
      </text:list-level-style-bullet>
      <text:list-level-style-bullet text:level="8" text:style-name="WW8Num19z1" style:num-suffix="." text:bullet-char="o">
        <style:list-level-properties text:space-before="9.564cm" text:min-label-width="0.635cm"/>
        <style:text-properties style:font-name="Courier New2"/>
      </text:list-level-style-bullet>
      <text:list-level-style-bullet text:level="9" text:style-name="WW8Num19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1.9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1.905cm" text:min-label-width="0.6cm"/>
        <style:text-properties style:font-name="Symbol"/>
      </text:list-level-style-bullet>
      <text:list-level-style-bullet text:level="2" text:style-name="WW8Num25z0" style:num-suffix="." text:bullet-char="">
        <style:list-level-properties text:space-before="2.905cm" text:min-label-width="0.6cm"/>
        <style:text-properties style:font-name="Symbol"/>
      </text:list-level-style-bullet>
      <text:list-level-style-bullet text:level="3" text:style-name="WW8Num25z2" style:num-suffix="." text:bullet-char="">
        <style:list-level-properties text:space-before="3.951cm" text:min-label-width="0.6cm"/>
        <style:text-properties style:font-name="Wingdings"/>
      </text:list-level-style-bullet>
      <text:list-level-style-bullet text:level="4" text:style-name="WW8Num25z3" style:num-suffix="." text:bullet-char="">
        <style:list-level-properties text:space-before="5.669cm" text:min-label-width="0.635cm"/>
        <style:text-properties style:font-name="Symbol"/>
      </text:list-level-style-bullet>
      <text:list-level-style-bullet text:level="5" text:style-name="WW8Num25z3" style:num-suffix="." text:bullet-char="">
        <style:list-level-properties text:space-before="6.304cm" text:min-label-width="0.635cm"/>
        <style:text-properties style:font-name="Symbol"/>
      </text:list-level-style-bullet>
      <text:list-level-style-bullet text:level="6" text:style-name="WW8Num25z2" style:num-suffix="." text:bullet-char="">
        <style:list-level-properties text:space-before="6.939cm" text:min-label-width="0.635cm"/>
        <style:text-properties style:font-name="Wingdings"/>
      </text:list-level-style-bullet>
      <text:list-level-style-bullet text:level="7" text:style-name="WW8Num25z2" style:num-suffix="." text:bullet-char="">
        <style:list-level-properties text:space-before="7.574cm" text:min-label-width="0.635cm"/>
        <style:text-properties style:font-name="Wingdings"/>
      </text:list-level-style-bullet>
      <text:list-level-style-bullet text:level="8" text:style-name="WW8Num25z3" style:num-suffix="." text:bullet-char="">
        <style:list-level-properties text:space-before="8.209cm" text:min-label-width="0.635cm"/>
        <style:text-properties style:font-name="Symbol"/>
      </text:list-level-style-bullet>
      <text:list-level-style-bullet text:level="9" text:style-name="WW8Num25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27cm" text:min-label-width="0.53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51cm" text:min-label-width="0.6cm"/>
        <style:text-properties style:font-name="Symbol"/>
      </text:list-level-style-bullet>
      <text:list-level-style-bullet text:level="2" text:style-name="WW8Num27z1" style:num-suffix="." text:bullet-char="">
        <style:list-level-properties text:space-before="2.951cm" text:min-label-width="0.6cm"/>
        <style:text-properties style:font-name="Wingdings"/>
      </text:list-level-style-bullet>
      <text:list-level-style-bullet text:level="3" text:style-name="WW8Num27z1" style:num-suffix="." text:bullet-char="">
        <style:list-level-properties text:space-before="3.951cm" text:min-label-width="0.6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3" style:num-suffix="." text:bullet-char="">
        <style:list-level-properties text:space-before="6.35cm" text:min-label-width="0.635cm"/>
        <style:text-properties style:font-name="Symbol"/>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5" style:num-suffix="." text:bullet-char="">
        <style:list-level-properties text:space-before="7.62cm" text:min-label-width="0.635cm"/>
        <style:text-properties style:font-name="Wingdings"/>
      </text:list-level-style-bullet>
      <text:list-level-style-bullet text:level="8" text:style-name="WW8Num27z3" style:num-suffix="." text:bullet-char="">
        <style:list-level-properties text:space-before="8.255cm" text:min-label-width="0.635cm"/>
        <style:text-properties style:font-name="Symbol"/>
      </text:list-level-style-bullet>
      <text:list-level-style-bullet text:level="9" text:style-name="WW8Num2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prefix="(" style:num-suffix=")" style:num-format="i">
        <style:list-level-properties text:space-before="5.71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2.54cm" text:min-label-width="0.3cm"/>
        <style:text-properties style:font-name="Wingdings"/>
      </text:list-level-style-bullet>
      <text:list-level-style-bullet text:level="2" text:style-name="WW8Num30z1" style:num-suffix="." text:bullet-char="o">
        <style:list-level-properties text:space-before="1.944cm" text:min-label-width="0.635cm"/>
        <style:text-properties style:font-name="Courier New2"/>
      </text:list-level-style-bullet>
      <text:list-level-style-bullet text:level="3" text:style-name="WW8Num30z2" style:num-suffix="." text:bullet-char="">
        <style:list-level-properties text:space-before="3.214cm" text:min-label-width="0.635cm"/>
        <style:text-properties style:font-name="Wingdings"/>
      </text:list-level-style-bullet>
      <text:list-level-style-bullet text:level="4" text:style-name="WW8Num30z3" style:num-suffix="." text:bullet-char="">
        <style:list-level-properties text:space-before="4.484cm" text:min-label-width="0.635cm"/>
        <style:text-properties style:font-name="Symbol"/>
      </text:list-level-style-bullet>
      <text:list-level-style-bullet text:level="5" text:style-name="WW8Num30z1" style:num-suffix="." text:bullet-char="o">
        <style:list-level-properties text:space-before="5.754cm" text:min-label-width="0.635cm"/>
        <style:text-properties style:font-name="Courier New2"/>
      </text:list-level-style-bullet>
      <text:list-level-style-bullet text:level="6" text:style-name="WW8Num30z2" style:num-suffix="." text:bullet-char="">
        <style:list-level-properties text:space-before="7.024cm" text:min-label-width="0.635cm"/>
        <style:text-properties style:font-name="Wingdings"/>
      </text:list-level-style-bullet>
      <text:list-level-style-bullet text:level="7" text:style-name="WW8Num30z3" style:num-suffix="." text:bullet-char="">
        <style:list-level-properties text:space-before="8.294cm" text:min-label-width="0.635cm"/>
        <style:text-properties style:font-name="Symbol"/>
      </text:list-level-style-bullet>
      <text:list-level-style-bullet text:level="8" text:style-name="WW8Num30z1" style:num-suffix="." text:bullet-char="o">
        <style:list-level-properties text:space-before="9.564cm" text:min-label-width="0.635cm"/>
        <style:text-properties style:font-name="Courier New2"/>
      </text:list-level-style-bullet>
      <text:list-level-style-bullet text:level="9" text:style-name="WW8Num30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center"/>
        </style:tab-stops>
      </style:paragraph-properties>
    </style:style>
    <style:style style:name="MP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MP3"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MP4"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MP5"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MP6" style:family="paragraph" style:parent-style-name="footereven">
      <style:paragraph-properties fo:margin-top="0cm" fo:margin-bottom="0.494cm"/>
    </style:style>
    <style:style style:name="MP7" style:family="paragraph" style:parent-style-name="headerodd">
      <style:paragraph-properties fo:margin-top="0cm" fo:margin-bottom="0.494cm"/>
    </style:style>
    <style:style style:name="MP8" style:family="paragraph" style:parent-style-name="Header">
      <style:paragraph-properties fo:margin-top="0cm" fo:margin-bottom="0.494cm"/>
    </style:style>
    <style:style style:name="MP9" style:family="paragraph" style:parent-style-name="headerodd">
      <style:paragraph-properties fo:margin-top="0cm" fo:margin-bottom="0.494cm"/>
      <style:text-properties fo:language="zxx" fo:country="none" style:language-asian="zxx" style:country-asian="none"/>
    </style:style>
    <style:style style:name="MT1" style:family="text"/>
    <style:page-layout style:name="Mpm1">
      <style:page-layout-properties fo:page-width="21.59cm" fo:page-height="27.94cm" style:num-format="1" style:print-orientation="portrait" fo:margin-top="1.27cm" fo:margin-bottom="1.27cm" fo:margin-left="2.499cm" fo:margin-right="2.58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5" style:page-usage="mirrored">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text:chapter text:display="name" text:outline-level="1">Further Failure Recovery</text:chapter></text:p>
      </style:header>
      <style:header-left>
        <text:p text:style-name="MP2"><text:bookmark-ref text:reference-format="text" text:ref-name="prodname">JBoss Transactions 4.10.0</text:bookmark-ref> <text:tab/><text:bookmark-ref text:reference-format="text" text:ref-name="docname">Failure Recovery for TxCore and TXOJ</text:bookmark-ref><text:tab/></text:p>
      </style:header-left>
      <style:footer>
        <text:p text:style-name="MP3"><text:reference-ref text:reference-format="text" text:ref-name="did">TX-EFRG</text:reference-ref>-<text:date style:data-style-name="N37" text:date-value="2008-06-16T17:07:03.99" text:fixed="true">06/16/08</text:date><text:tab/><text:page-number text:select-page="current">15</text:page-number></text:p>
      </style:footer>
      <style:footer-left>
        <text:p text:style-name="MP4"><text:page-number text:select-page="current">15</text:page-number><text:tab/><text:reference-ref text:reference-format="text" text:ref-name="did">TX-E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10-05-26T10:16:48.99">5/26/10</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10-05-26T10:16:48.99">26/05/10</text:date><text:tab/><text:span text:style-name="Page_20_Number"><text:page-number text:select-page="current">15</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10-05-26T10:16:48.99">26/05/10</text:date><text:span text:style-name="Page_20_Number"><text:tab/></text:span><text:span text:style-name="Page_20_Number"><text:page-number text:select-page="current">15</text:page-number></text:span></text:p>
      </style:footer>
      <style:footer-left>
        <text:p text:style-name="MP6"><text:span text:style-name="Page_20_Number"><text:page-number text:select-page="current">15</text:page-number></text:span><text:span text:style-name="Page_20_Number"><text:tab/>TX-FRG-</text:span><text:span text:style-name="Page_20_Number"><text:date style:data-style-name="N30" text:date-value="2010-05-26T10:16:48.99">26/05/10</text:date></text:span><text:span text:style-name="Page_20_Number"> </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Arjuna PROD x</dc:title>
    <meta:initial-creator>Mark Little</meta:initial-creator>
    <meta:creation-date>2004-02-29T09:50:00</meta:creation-date>
    <dc:date>2010-05-26T10:16:48</dc:date>
    <meta:printed-by>Michael Musgrove</meta:printed-by>
    <meta:print-date>2008-06-16T18:44:55</meta:print-date>
    <dc:language>en-US</dc:language>
    <meta:editing-cycles>147</meta:editing-cycles>
    <meta:editing-duration>PT150H19M45S</meta:editing-duration>
    <meta:document-statistic meta:table-count="1" meta:image-count="0" meta:object-count="0" meta:page-count="15" meta:paragraph-count="336" meta:word-count="3539" meta:character-count="24608"/>
    <meta:user-defined meta:name="Info 1"/>
    <meta:user-defined meta:name="Info 2"/>
    <meta:user-defined meta:name="Info 3"/>
    <meta:user-defined meta:name="Info 4"/>
  </office:meta>
</office:document-meta>
</file>